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fo:font-weight="normal" officeooo:rsid="0021d4cb" officeooo:paragraph-rsid="0021d4cb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officeooo:rsid="00237b81" officeooo:paragraph-rsid="0029f0fa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officeooo:rsid="003876fa" officeooo:paragraph-rsid="003f3500" style:font-style-asian="italic" style:font-weight-asian="normal" style:font-style-complex="italic" style:font-weight-complex="normal"/>
    </style:style>
    <style:style style:name="P4" style:family="paragraph" style:parent-style-name="Standard" style:list-style-name="L2">
      <style:text-properties fo:font-style="normal" style:text-underline-style="none" fo:font-weight="normal" officeooo:rsid="002ba983" officeooo:paragraph-rsid="002ba983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text-properties fo:font-style="normal" style:text-underline-style="none" fo:font-weight="normal" officeooo:rsid="002d1546" officeooo:paragraph-rsid="002d1546" style:font-style-asian="normal" style:font-weight-asian="normal" style:font-style-complex="normal" style:font-weight-complex="normal"/>
    </style:style>
    <style:style style:name="P6" style:family="paragraph" style:parent-style-name="Standard" style:list-style-name="L2">
      <style:text-properties fo:font-style="normal" style:text-underline-style="none" fo:font-weight="normal" officeooo:rsid="002d52a0" officeooo:paragraph-rsid="002d52a0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style:text-underline-style="none" fo:font-weight="normal" officeooo:rsid="0032655a" officeooo:paragraph-rsid="0032655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bold" officeooo:rsid="001848aa" officeooo:paragraph-rsid="001848aa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text-properties fo:font-style="normal" style:text-underline-style="none" fo:font-weight="bold" officeooo:rsid="001848aa" officeooo:paragraph-rsid="001848a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bold" officeooo:rsid="0020c92a" officeooo:paragraph-rsid="0020c92a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none" fo:font-weight="bold" officeooo:rsid="002ba104" officeooo:paragraph-rsid="002ba104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weight="bold" officeooo:rsid="001d502c" officeooo:paragraph-rsid="001d502c" style:font-weight-asian="bold" style:font-weight-complex="bold"/>
    </style:style>
    <style:style style:name="P13" style:family="paragraph" style:parent-style-name="Standard">
      <style:text-properties officeooo:paragraph-rsid="0021d4c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848a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25b6" style:font-weight-asian="normal" style:font-weight-complex="normal"/>
    </style:style>
    <style:style style:name="T5" style:family="text">
      <style:text-properties fo:font-weight="normal" officeooo:rsid="001ba5e2" style:font-weight-asian="normal" style:font-weight-complex="normal"/>
    </style:style>
    <style:style style:name="T6" style:family="text">
      <style:text-properties fo:font-weight="normal" officeooo:rsid="001e2963" style:font-weight-asian="normal" style:font-weight-complex="normal"/>
    </style:style>
    <style:style style:name="T7" style:family="text">
      <style:text-properties fo:font-weight="normal" officeooo:rsid="00237b81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23a34d" style:font-style-asian="normal" style:font-style-complex="normal"/>
    </style:style>
    <style:style style:name="T11" style:family="text">
      <style:text-properties fo:font-style="normal" style:text-underline-style="none" officeooo:rsid="00246dde" style:font-style-asian="normal" style:font-style-complex="normal"/>
    </style:style>
    <style:style style:name="T12" style:family="text">
      <style:text-properties fo:font-style="normal" style:text-underline-style="none" officeooo:rsid="00262dfc" style:font-style-asian="normal" style:font-style-complex="normal"/>
    </style:style>
    <style:style style:name="T13" style:family="text">
      <style:text-properties fo:font-style="normal" style:text-underline-style="none" officeooo:rsid="0029eeb4" style:font-style-asian="normal" style:font-style-complex="normal"/>
    </style:style>
    <style:style style:name="T14" style:family="text">
      <style:text-properties fo:font-style="normal" style:text-underline-style="none" officeooo:rsid="0029f0fa" style:font-style-asian="normal" style:font-style-complex="normal"/>
    </style:style>
    <style:style style:name="T15" style:family="text">
      <style:text-properties fo:font-style="normal" style:text-underline-style="none" officeooo:rsid="002b190b" style:font-style-asian="normal" style:font-style-complex="normal"/>
    </style:style>
    <style:style style:name="T16" style:family="text">
      <style:text-properties fo:font-style="normal" style:text-underline-style="none" officeooo:rsid="00368b72" style:font-style-asian="normal" style:font-style-complex="normal"/>
    </style:style>
    <style:style style:name="T17" style:family="text">
      <style:text-properties fo:font-style="normal" style:text-underline-style="none" officeooo:rsid="003876fa" style:font-style-asian="normal" style:font-style-complex="normal"/>
    </style:style>
    <style:style style:name="T18" style:family="text">
      <style:text-properties fo:font-style="normal" style:text-underline-style="none" officeooo:rsid="0039be8b" style:font-style-asian="normal" style:font-style-complex="normal"/>
    </style:style>
    <style:style style:name="T19" style:family="text">
      <style:text-properties fo:font-style="normal" style:text-underline-style="none" officeooo:rsid="003b7e46" style:font-style-asian="normal" style:font-style-complex="normal"/>
    </style:style>
    <style:style style:name="T20" style:family="text">
      <style:text-properties fo:font-style="normal" style:text-underline-style="none" officeooo:rsid="003d2f42" style:font-style-asian="normal" style:font-style-complex="normal"/>
    </style:style>
    <style:style style:name="T21" style:family="text">
      <style:text-properties fo:font-style="normal" style:text-underline-style="none" officeooo:rsid="003e5c7a" style:font-style-asian="normal" style:font-style-complex="normal"/>
    </style:style>
    <style:style style:name="T22" style:family="text">
      <style:text-properties fo:font-style="normal" style:text-underline-style="none" officeooo:rsid="003f93d3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underline-style="none" officeooo:rsid="003876fa"/>
    </style:style>
    <style:style style:name="T25" style:family="text">
      <style:text-properties officeooo:rsid="0029f0fa"/>
    </style:style>
    <style:style style:name="T26" style:family="text">
      <style:text-properties officeooo:rsid="002d52a0"/>
    </style:style>
    <style:style style:name="T27" style:family="text">
      <style:text-properties officeooo:rsid="003427b9"/>
    </style:style>
    <style:style style:name="T28" style:family="text">
      <style:text-properties officeooo:rsid="003b7e46"/>
    </style:style>
    <style:style style:name="T29" style:family="text">
      <style:text-properties officeooo:rsid="003f93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2">NOVEL READER :</text:span></text:p>
      <text:p text:style-name="Standard"/>
      <text:p text:style-name="P12">About the Project : <text:s/><text:span text:style-name="T3">It is a flexible novel reader with cool features like Displaying the meaning of a word on the fly ( Idea borrowed from Kindle ) , Creating a book database to store your favourite quotes, Bookmarking , Page navigation, </text:span><text:span text:style-name="T6">Font modification, Night Mode, </text:span><text:span text:style-name="T7">Search in your hard disk to <text:s/>open the required file</text:span><text:span text:style-name="T6"> and many more.</text:span></text:p>
      <text:p text:style-name="Standard"/>
      <text:p text:style-name="P8">External Libraries : </text:p>
      <text:list xml:id="list817995012200297830" text:style-name="L1">
        <text:list-item>
          <text:p text:style-name="P9"><text:span text:style-name="T3">iText <text:s/>jar files – </text:span><text:span text:style-name="T5">For PDF text reading and extraction </text:span></text:p>
        </text:list-item>
        <text:list-item>
          <text:p text:style-name="P9"><text:span text:style-name="T3">PDFBox </text:span><text:span text:style-name="T4">jar files </text:span></text:p>
        </text:list-item>
      </text:list>
      <text:p text:style-name="P8"/>
      <text:p text:style-name="P11">Components Used : <text:s text:c="2"/></text:p>
      <text:list xml:id="list1749650262153112811" text:style-name="L2">
        <text:list-item>
          <text:p text:style-name="P4">JTextPane – To display the text</text:p>
        </text:list-item>
        <text:list-item>
          <text:p text:style-name="P4">J<text:span text:style-name="T26">S</text:span>crollPane – To enable Scrolling</text:p>
        </text:list-item>
        <text:list-item>
          <text:p text:style-name="P4">J<text:span text:style-name="T26">M</text:span>enuBar – To get the options</text:p>
        </text:list-item>
        <text:list-item>
          <text:p text:style-name="P5">J<text:span text:style-name="T26">C</text:span>omboBox – To make the selections of Font</text:p>
        </text:list-item>
        <text:list-item>
          <text:p text:style-name="P6">JFrame <text:s text:c="4"/>- <text:s/>Top class container of all the above </text:p>
        </text:list-item>
        <text:list-item>
          <text:p text:style-name="P7">JTextField <text:s/>- To get the inputs </text:p>
        </text:list-item>
        <text:list-item>
          <text:p text:style-name="P7">JButton <text:s text:c="4"/>- To enable various functionalities <text:span text:style-name="T27">like Highlights, BookMark etc..,</text:span></text:p>
        </text:list-item>
      </text:list>
      <text:p text:style-name="P10"/>
      <text:p text:style-name="P10">Functionalities :</text:p>
      <text:p text:style-name="P10"/>
      <text:p text:style-name="P13"><text:span text:style-name="T24">1) </text:span><text:span text:style-name="T1"><text:s/>Displaying the meaning of a word on the “fly” :</text:span> <text:span text:style-name="T8">Using a proper dictionary and its hash map to get the required word and display its meaning.</text:span></text:p>
      <text:p text:style-name="P1"/>
      <text:p text:style-name="P2"><text:span text:style-name="T17">2) </text:span><text:s/>Creating a Book :<text:span text:style-name="T9"> <text:s/></text:span><text:span text:style-name="T10">As soon as you open a book from our reader </text:span><text:span text:style-name="T11">we check in our library if the book you have opened has already been opened once before. </text:span><text:span text:style-name="T12">If no, then we create a new folder which has the attributes like Quotes.txt and Bookmark.txt . </text:span><text:span text:style-name="T13">If the book is aleady there, then you will have a database of your favourite quotes and the page you last read etc..,</text:span></text:p>
      <text:p text:style-name="P2"/>
      <text:p text:style-name="P2"><text:span text:style-name="T17">3) </text:span><text:span text:style-name="T25"><text:s/>Page Navigation :</text:span><text:span text:style-name="T14"> </text:span><text:span text:style-name="T15">Page Navigation is done using the position of the vertical scroll bar of the scroll pane. </text:span><text:span text:style-name="T16">Scroll bar will have a maximum value. Exploiting this and the total number of pages we can strike a parallel between page number and vertical scroll bar's value.</text:span></text:p>
      <text:p text:style-name="P2"/>
      <text:p text:style-name="P3"><text:span text:style-name="T18">4) </text:span><text:span text:style-name="T28">Quotes and Bookmarking :</text:span><text:span text:style-name="T19"> While creating a book in the pre-created library </text:span><text:span text:style-name="T20">we also create two files namely Quotes.txt and Bookmark.txt . Each shares its corresponding inputs. </text:span><text:span text:style-name="T21">While loading the book we take them into account.</text:span></text:p>
      <text:p text:style-name="P3"/>
      <text:p text:style-name="P3"><text:span text:style-name="T22">5) </text:span><text:span text:style-name="T29">Search in the hard disk :</text:span><text:span text:style-name="T22">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9:44:59.078363077</meta:creation-date>
    <dc:date>2015-04-26T20:16:32.460304134</dc:date>
    <meta:editing-duration>PT27M4S</meta:editing-duration>
    <meta:editing-cycles>37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330" meta:character-count="1831" meta:non-whitespace-character-count="1493"/>
  </office:meta>
</office:document-meta>
</file>